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200000025831FB53F6.png" manifest:media-type="image/png"/>
  <manifest:file-entry manifest:full-path="Pictures/1000020100000320000002581D96CEA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4.622cm" svg:height="21.59cm" svg:x="0.508cm" svg:y="0cm">
          <draw:image xlink:href="Pictures/1000020100000320000002581D96CEAD.png" xlink:type="simple" xlink:show="embed" xlink:actuate="onLoad">
            <text:p/>
          </draw:image>
        </draw:frame>
        <draw:frame draw:style-name="gr1" draw:text-style-name="P1" draw:layer="layout" svg:width="26.923cm" svg:height="21.478cm" svg:x="23.86cm" svg:y="0.112cm">
          <draw:image xlink:href="Pictures/10000201000003200000025831FB53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2:12:52.157905787</meta:creation-date>
    <dc:date>2017-05-09T12:16:44.167545217</dc:date>
    <meta:editing-duration>P0D</meta:editing-duration>
    <meta:editing-cycles>1</meta:editing-cycles>
    <meta:document-statistic meta:object-count="2"/>
    <meta:generator>LibreOffice/4.2.8.2$Linux_x86 LibreOffice_project/420m0$Build-2</meta:generator>
  </office:meta>
</office:document-meta>
</file>